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 table:number-columns-repeated="3"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5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7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6:39:02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8T16:42:49.057000000</dc:date>
    <meta:editing-cycles>135</meta:editing-cycles>
    <meta:editing-duration>PT7H57M54S</meta:editing-duration>
    <meta:document-statistic meta:table-count="1" meta:cell-count="1995" meta:object-count="0"/>
  </office:meta>
</office:document-meta>
</file>